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#FFFF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]" office:value-type="string" office:string-value="#FFFF00" calcext:value-type="string">
            <text:p>#FFFF00</text:p>
          </table:table-cell>
          <table:table-cell table:formula="of:=[.C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3]" office:value-type="string" office:string-value="#FFFF00" calcext:value-type="string">
            <text:p>#FFFF00</text:p>
          </table:table-cell>
          <table:table-cell table:formula="of:=[.C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4]" office:value-type="string" office:string-value="#FFFF00" calcext:value-type="string">
            <text:p>#FFFF00</text:p>
          </table:table-cell>
          <table:table-cell table:formula="of:=[.C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5]" office:value-type="string" office:string-value="#FFFF00" calcext:value-type="string">
            <text:p>#FFFF00</text:p>
          </table:table-cell>
          <table:table-cell table:formula="of:=[.C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6]" office:value-type="string" office:string-value="#FFFF00" calcext:value-type="string">
            <text:p>#FFFF00</text:p>
          </table:table-cell>
          <table:table-cell table:formula="of:=[.C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7]" office:value-type="string" office:string-value="#FFFF00" calcext:value-type="string">
            <text:p>#FFFF00</text:p>
          </table:table-cell>
          <table:table-cell table:formula="of:=[.C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8]" office:value-type="string" office:string-value="#FFFF00" calcext:value-type="string">
            <text:p>#FFFF00</text:p>
          </table:table-cell>
          <table:table-cell table:formula="of:=[.C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#00FF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" office:value-type="string" office:string-value="#00FF00" calcext:value-type="string">
            <text:p>#00FF00</text:p>
          </table:table-cell>
          <table:table-cell table:formula="of:=[.C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" office:value-type="string" office:string-value="#00FF00" calcext:value-type="string">
            <text:p>#00FF00</text:p>
          </table:table-cell>
          <table:table-cell table:formula="of:=[.C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" office:value-type="string" office:string-value="#00FF00" calcext:value-type="string">
            <text:p>#00FF00</text:p>
          </table:table-cell>
          <table:table-cell table:formula="of:=[.C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3]" office:value-type="string" office:string-value="#00FF00" calcext:value-type="string">
            <text:p>#00FF00</text:p>
          </table:table-cell>
          <table:table-cell table:formula="of:=[.C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4]" office:value-type="string" office:string-value="#00FF00" calcext:value-type="string">
            <text:p>#00FF00</text:p>
          </table:table-cell>
          <table:table-cell table:formula="of:=[.C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" office:value-type="string" office:string-value="#00FF00" calcext:value-type="string">
            <text:p>#00FF00</text:p>
          </table:table-cell>
          <table:table-cell table:formula="of:=[.C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6]" office:value-type="string" office:string-value="#00FF00" calcext:value-type="string">
            <text:p>#00FF00</text:p>
          </table:table-cell>
          <table:table-cell table:formula="of:=[.C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#FFAE42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8]" office:value-type="string" office:string-value="#FFAE42 " calcext:value-type="string">
            <text:p>#FFAE42 </text:p>
          </table:table-cell>
          <table:table-cell table:formula="of:=[.C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9]" office:value-type="string" office:string-value="#FFAE42 " calcext:value-type="string">
            <text:p>#FFAE42 </text:p>
          </table:table-cell>
          <table:table-cell table:formula="of:=[.C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0]" office:value-type="string" office:string-value="#FFAE42 " calcext:value-type="string">
            <text:p>#FFAE42 </text:p>
          </table:table-cell>
          <table:table-cell table:formula="of:=[.C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1]" office:value-type="string" office:string-value="#FFAE42 " calcext:value-type="string">
            <text:p>#FFAE42 </text:p>
          </table:table-cell>
          <table:table-cell table:formula="of:=[.C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2]" office:value-type="string" office:string-value="#FFAE42 " calcext:value-type="string">
            <text:p>#FFAE42 </text:p>
          </table:table-cell>
          <table:table-cell table:formula="of:=[.C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3]" office:value-type="string" office:string-value="#FFAE42 " calcext:value-type="string">
            <text:p>#FFAE42 </text:p>
          </table:table-cell>
          <table:table-cell table:formula="of:=[.C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4]" office:value-type="string" office:string-value="#FFAE42 " calcext:value-type="string">
            <text:p>#FFAE42 </text:p>
          </table:table-cell>
          <table:table-cell table:formula="of:=[.C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5]" office:value-type="string" office:string-value="#FFAE42 " calcext:value-type="string">
            <text:p>#FFAE42 </text:p>
          </table:table-cell>
          <table:table-cell table:formula="of:=[.C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6]" office:value-type="string" office:string-value="#FFAE42 " calcext:value-type="string">
            <text:p>#FFAE42 </text:p>
          </table:table-cell>
          <table:table-cell table:formula="of:=[.C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7]" office:value-type="string" office:string-value="#FFAE42 " calcext:value-type="string">
            <text:p>#FFAE42 </text:p>
          </table:table-cell>
          <table:table-cell table:formula="of:=[.C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8]" office:value-type="string" office:string-value="#FFAE42 " calcext:value-type="string">
            <text:p>#FFAE42 </text:p>
          </table:table-cell>
          <table:table-cell table:formula="of:=[.C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9]" office:value-type="string" office:string-value="#FFAE42 " calcext:value-type="string">
            <text:p>#FFAE42 </text:p>
          </table:table-cell>
          <table:table-cell table:formula="of:=[.C2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0]" office:value-type="string" office:string-value="#FFAE42 " calcext:value-type="string">
            <text:p>#FFAE42 </text:p>
          </table:table-cell>
          <table:table-cell table:formula="of:=[.C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#964B00 </text:p>
          </table:table-cell>
          <table:table-cell table:formula="of:=[.C3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2]" office:value-type="string" office:string-value="#964B00 " calcext:value-type="string">
            <text:p>#964B00 </text:p>
          </table:table-cell>
          <table:table-cell table:formula="of:=[.C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3]" office:value-type="string" office:string-value="#964B00 " calcext:value-type="string">
            <text:p>#964B00 </text:p>
          </table:table-cell>
          <table:table-cell table:formula="of:=[.C3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4]" office:value-type="string" office:string-value="#964B00 " calcext:value-type="string">
            <text:p>#964B00 </text:p>
          </table:table-cell>
          <table:table-cell table:formula="of:=[.C3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5]" office:value-type="string" office:string-value="#964B00 " calcext:value-type="string">
            <text:p>#964B00 </text:p>
          </table:table-cell>
          <table:table-cell table:formula="of:=[.C3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36]" office:value-type="string" office:string-value="#964B00 " calcext:value-type="string">
            <text:p>#964B00 </text:p>
          </table:table-cell>
          <table:table-cell table:formula="of:=[.C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37]" office:value-type="string" office:string-value="#964B00 " calcext:value-type="string">
            <text:p>#964B00 </text:p>
          </table:table-cell>
          <table:table-cell table:formula="of:=[.C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38]" office:value-type="string" office:string-value="#964B00 " calcext:value-type="string">
            <text:p>#964B00 </text:p>
          </table:table-cell>
          <table:table-cell table:formula="of:=[.C3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39]" office:value-type="string" office:string-value="#964B00 " calcext:value-type="string">
            <text:p>#964B00 </text:p>
          </table:table-cell>
          <table:table-cell table:formula="of:=[.C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40]" office:value-type="string" office:string-value="#964B00 " calcext:value-type="string">
            <text:p>#964B00 </text:p>
          </table:table-cell>
          <table:table-cell table:formula="of:=[.C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41]" office:value-type="string" office:string-value="#964B00 " calcext:value-type="string">
            <text:p>#964B00 </text:p>
          </table:table-cell>
          <table:table-cell table:formula="of:=[.C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42]" office:value-type="string" office:string-value="#964B00 " calcext:value-type="string">
            <text:p>#964B00 </text:p>
          </table:table-cell>
          <table:table-cell table:formula="of:=[.C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43]" office:value-type="string" office:string-value="#964B00 " calcext:value-type="string">
            <text:p>#964B00 </text:p>
          </table:table-cell>
          <table:table-cell table:formula="of:=[.C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44]" office:value-type="string" office:string-value="#964B00 " calcext:value-type="string">
            <text:p>#964B00 </text:p>
          </table:table-cell>
          <table:table-cell table:formula="of:=[.C4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#9ACD32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6]" office:value-type="string" office:string-value="#9ACD32 " calcext:value-type="string">
            <text:p>#9ACD32 </text:p>
          </table:table-cell>
          <table:table-cell table:formula="of:=[.C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7]" office:value-type="string" office:string-value="#9ACD32 " calcext:value-type="string">
            <text:p>#9ACD32 </text:p>
          </table:table-cell>
          <table:table-cell table:formula="of:=[.C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8]" office:value-type="string" office:string-value="#9ACD32 " calcext:value-type="string">
            <text:p>#9ACD32 </text:p>
          </table:table-cell>
          <table:table-cell table:formula="of:=[.C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9]" office:value-type="string" office:string-value="#9ACD32 " calcext:value-type="string">
            <text:p>#9ACD32 </text:p>
          </table:table-cell>
          <table:table-cell table:formula="of:=[.C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0]" office:value-type="string" office:string-value="#9ACD32 " calcext:value-type="string">
            <text:p>#9ACD32 </text:p>
          </table:table-cell>
          <table:table-cell table:formula="of:=[.C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51]" office:value-type="string" office:string-value="#9ACD32 " calcext:value-type="string">
            <text:p>#9ACD32 </text:p>
          </table:table-cell>
          <table:table-cell table:formula="of:=[.C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2]" office:value-type="string" office:string-value="#9ACD32 " calcext:value-type="string">
            <text:p>#9ACD32 </text:p>
          </table:table-cell>
          <table:table-cell table:formula="of:=[.C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53]" office:value-type="string" office:string-value="#9ACD32 " calcext:value-type="string">
            <text:p>#9ACD32 </text:p>
          </table:table-cell>
          <table:table-cell table:formula="of:=[.C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54]" office:value-type="string" office:string-value="#9ACD32 " calcext:value-type="string">
            <text:p>#9ACD32 </text:p>
          </table:table-cell>
          <table:table-cell table:formula="of:=[.C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55]" office:value-type="string" office:string-value="#9ACD32 " calcext:value-type="string">
            <text:p>#9ACD32 </text:p>
          </table:table-cell>
          <table:table-cell table:formula="of:=[.C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56]" office:value-type="string" office:string-value="#9ACD32 " calcext:value-type="string">
            <text:p>#9ACD32 </text:p>
          </table:table-cell>
          <table:table-cell table:formula="of:=[.C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57]" office:value-type="string" office:string-value="#9ACD32 " calcext:value-type="string">
            <text:p>#9ACD32 </text:p>
          </table:table-cell>
          <table:table-cell table:formula="of:=[.C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58]" office:value-type="string" office:string-value="#9ACD32 " calcext:value-type="string">
            <text:p>#9ACD32 </text:p>
          </table:table-cell>
          <table:table-cell table:formula="of:=[.C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#023020 </text:p>
          </table:table-cell>
          <table:table-cell table:formula="of:=[.C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60]" office:value-type="string" office:string-value="#023020 " calcext:value-type="string">
            <text:p>#023020 </text:p>
          </table:table-cell>
          <table:table-cell table:formula="of:=[.C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61]" office:value-type="string" office:string-value="#023020 " calcext:value-type="string">
            <text:p>#023020 </text:p>
          </table:table-cell>
          <table:table-cell table:formula="of:=[.C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2]" office:value-type="string" office:string-value="#023020 " calcext:value-type="string">
            <text:p>#023020 </text:p>
          </table:table-cell>
          <table:table-cell table:formula="of:=[.C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3]" office:value-type="string" office:string-value="#023020 " calcext:value-type="string">
            <text:p>#023020 </text:p>
          </table:table-cell>
          <table:table-cell table:formula="of:=[.C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4]" office:value-type="string" office:string-value="#023020 " calcext:value-type="string">
            <text:p>#023020 </text:p>
          </table:table-cell>
          <table:table-cell table:formula="of:=[.C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5]" office:value-type="string" office:string-value="#023020 " calcext:value-type="string">
            <text:p>#023020 </text:p>
          </table:table-cell>
          <table:table-cell table:formula="of:=[.C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66]" office:value-type="string" office:string-value="#023020 " calcext:value-type="string">
            <text:p>#023020 </text:p>
          </table:table-cell>
          <table:table-cell table:formula="of:=[.C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67]" office:value-type="string" office:string-value="#023020 " calcext:value-type="string">
            <text:p>#023020 </text:p>
          </table:table-cell>
          <table:table-cell table:formula="of:=[.C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68]" office:value-type="string" office:string-value="#023020 " calcext:value-type="string">
            <text:p>#023020 </text:p>
          </table:table-cell>
          <table:table-cell table:formula="of:=[.C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69]" office:value-type="string" office:string-value="#023020 " calcext:value-type="string">
            <text:p>#023020 </text:p>
          </table:table-cell>
          <table:table-cell table:formula="of:=[.C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70]" office:value-type="string" office:string-value="#023020 " calcext:value-type="string">
            <text:p>#023020 </text:p>
          </table:table-cell>
          <table:table-cell table:formula="of:=[.C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71]" office:value-type="string" office:string-value="#023020 " calcext:value-type="string">
            <text:p>#023020 </text:p>
          </table:table-cell>
          <table:table-cell table:formula="of:=[.C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72]" office:value-type="string" office:string-value="#023020 " calcext:value-type="string">
            <text:p>#023020 </text:p>
          </table:table-cell>
          <table:table-cell table:formula="of:=[.C7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6T10:10:21.310000000</meta:creation-date>
    <dc:date>2023-03-02T13:02:12.988000000</dc:date>
    <meta:editing-duration>PT4H41M42S</meta:editing-duration>
    <meta:editing-cycles>8</meta:editing-cycles>
    <meta:generator>LibreOffice/7.5.0.3$Windows_X86_64 LibreOffice_project/c21113d003cd3efa8c53188764377a8272d9d6de</meta:generator>
    <meta:document-statistic meta:table-count="1" meta:cell-count="219" meta:object-count="0"/>
  </office:meta>
</office:document-meta>
</file>